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8]/[.M4]" office:value-type="percentage" office:value="438.036809815951" calcext:value-type="percentage">
            <text:p>4380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5:.J5])" office:value-type="float" office:value="0.263166666666667" calcext:value-type="float">
            <text:p>0.26</text:p>
          </table:table-cell>
          <table:table-cell table:style-name="ce10" table:formula="of:=[.$M$18]/[.M5]" office:value-type="percentage" office:value="45.2184927169095" calcext:value-type="percentage">
            <text:p>452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6:.J6])" office:value-type="float" office:value="0.318333333333333" calcext:value-type="float">
            <text:p>0.32</text:p>
          </table:table-cell>
          <table:table-cell table:style-name="ce10" table:formula="of:=[.$M$18]/[.M6]" office:value-type="percentage" office:value="37.3821989528796" calcext:value-type="percentage">
            <text:p>373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Slow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0,08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82" calcext:value-type="float">
            <text:p>0.82</text:p>
          </table:table-cell>
          <table:table-cell table:number-columns-repeated="2"/>
          <table:table-cell table:style-name="ce9" table:formula="of:=AVERAGE([.E7:.J7])" office:value-type="float" office:value="0.402" calcext:value-type="float">
            <text:p>0.40</text:p>
          </table:table-cell>
          <table:table-cell table:style-name="ce10" table:formula="of:=[.$M$18]/[.M7]" office:value-type="percentage" office:value="29.6019900497512" calcext:value-type="percentage">
            <text:p>296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J8])" office:value-type="float" office:value="2.04333333333333" calcext:value-type="float">
            <text:p>2.04</text:p>
          </table:table-cell>
          <table:table-cell table:style-name="ce10" table:formula="of:=[.$M$18]/[.M8]" office:value-type="percentage" office:value="5.82381729200653" calcext:value-type="percentage">
            <text:p>58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9:.J9])" office:value-type="float" office:value="7.26666666666667" calcext:value-type="float">
            <text:p>7.27</text:p>
          </table:table-cell>
          <table:table-cell table:style-name="ce10" table:formula="of:=[.$M$18]/[.M9]" office:value-type="percentage" office:value="1.63761467889908" calcext:value-type="percentage">
            <text:p>16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10:.J10])" office:value-type="float" office:value="7.75" calcext:value-type="float">
            <text:p>7.75</text:p>
          </table:table-cell>
          <table:table-cell table:style-name="ce10" table:formula="of:=[.$M$18]/[.M10]" office:value-type="percentage" office:value="1.53548387096774" calcext:value-type="percentage">
            <text:p>15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1:.J11])" office:value-type="float" office:value="10.5" calcext:value-type="float">
            <text:p>10.50</text:p>
          </table:table-cell>
          <table:table-cell table:style-name="ce10" table:formula="of:=[.$M$18]/[.M11]" office:value-type="percentage" office:value="1.13333333333333" calcext:value-type="percentage">
            <text:p>11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J12])" office:value-type="float" office:value="10.6166666666667" calcext:value-type="float">
            <text:p>10.62</text:p>
          </table:table-cell>
          <table:table-cell table:style-name="ce10" table:formula="of:=[.$M$18]/[.M12]" office:value-type="percentage" office:value="1.12087912087912" calcext:value-type="percentage">
            <text:p>11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J13])" office:value-type="float" office:value="10.9666666666667" calcext:value-type="float">
            <text:p>10.97</text:p>
          </table:table-cell>
          <table:table-cell table:style-name="ce10" table:formula="of:=[.$M$18]/[.M13]" office:value-type="percentage" office:value="1.08510638297872" calcext:value-type="percentage">
            <text:p>109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J14])" office:value-type="float" office:value="18.65" calcext:value-type="float">
            <text:p>18.65</text:p>
          </table:table-cell>
          <table:table-cell table:style-name="ce10" table:formula="of:=[.$M$18]/[.M14]" office:value-type="percentage" office:value="0.638069705093834" calcext:value-type="percentage">
            <text:p>6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5:.J15])" office:value-type="float" office:value="19.9833333333333" calcext:value-type="float">
            <text:p>19.98</text:p>
          </table:table-cell>
          <table:table-cell table:style-name="ce10" table:formula="of:=[.$M$18]/[.M15]" office:value-type="percentage" office:value="0.595496246872394" calcext:value-type="percentage">
            <text:p>6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6:.J16])" office:value-type="float" office:value="21.3833333333333" calcext:value-type="float">
            <text:p>21.38</text:p>
          </table:table-cell>
          <table:table-cell table:style-name="ce10" table:formula="of:=[.$M$18]/[.M16]" office:value-type="percentage" office:value="0.556508183943881" calcext:value-type="percentage">
            <text:p>56%</text:p>
          </table:table-cell>
          <table:table-cell table:number-columns-repeated="50"/>
        </table:table-row>
        <table:table-row table:style-name="ro4">
          <table:table-cell table:number-columns-repeated="64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H18])" office:value-type="float" office:value="11.9" calcext:value-type="float">
            <text:p>11.90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AMJ1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5">
      <number:number number:decimal-places="1" number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6:12:29.17918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20-01-11T08:27:20</meta:creation-date>
    <dc:date>2020-11-17T06:12:43.525667141</dc:date>
    <meta:editing-duration>PT39M25S</meta:editing-duration>
    <meta:generator>LibreOffice/7.0.3.1$Linux_X86_64 LibreOffice_project/00$Build-1</meta:generator>
    <meta:document-statistic meta:table-count="1" meta:cell-count="2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